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6.651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4.163cm"/>
    </style:style>
    <style:style style:name="gr5" style:family="graphic" style:parent-style-name="standard">
      <style:graphic-properties svg:stroke-width="0cm" svg:stroke-color="#3399ff" draw:marker-start-width="0.3cm" draw:marker-end-width="0.3cm" draw:fill-color="#3399ff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06cm" svg:stroke-color="#3399ff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5cm" svg:height="16.901cm" svg:x="2.5cm" svg:y="10.099cm">
          <draw:text-box>
            <text:p text:style-name="P1"><text:span text:style-name="T1">Je me permets de vous envoyer mon curriculum vitae afin de vous proposer ma candidature pour un poste de technicien base de données en pièce de rechange automobile.</text:span></text:p>
            <text:p text:style-name="P1"><text:span text:style-name="T1"/></text:p>
            <text:p text:style-name="P1"><text:span text:style-name="T1">Suite à la fermeture de l'entreprise où j'exerçais ce métier pour restructuration économique, je suis actuellement en reconversion professionnelle depuis le mois d'avril.</text:span></text:p>
            <text:p text:style-name="P1"><text:span text:style-name="T1"/></text:p>
            <text:p text:style-name="P1"><text:span text:style-name="T1">Je témoigne d'une certaine expérience dans la gestion de données utilisées dans les applications de chiffrage des coûts de réparation et de maintenance automobile.</text:span></text:p>
            <text:p text:style-name="P1"><text:span text:style-name="T1"/></text:p>
            <text:p text:style-name="P1"><text:span text:style-name="T1">Je pense pouvoir participer activement au bon fonctionnement d’une entreprise telle que la vôtre où mes compétences et mes connaissances acquises durant ma précédente expérience professionnelle pourront être mises à contribution et considérées à leur juste valeur.</text:span></text:p>
            <text:p text:style-name="P1"><text:span text:style-name="T1"/></text:p>
            <text:p text:style-name="P1"><text:span text:style-name="T1">Je suis actuellement domicilié en région parisienne. Cependant cette nouvelle situation professionnelle serait pour moi, l'occasion de mettre en place sereinement mon projet d'éloignement de la capitale.</text:span></text:p>
            <text:p text:style-name="P1"><text:span text:style-name="T1"/></text:p>
            <text:p text:style-name="P1"><text:span text:style-name="T1">Un déménagement proche de votre société (Saint-Doulchard) est tout à fait envisageable si notre collaboration devenait pérenne.</text:span></text:p>
            <text:p text:style-name="P1"><text:span text:style-name="T1"/></text:p>
            <text:p text:style-name="P1"><text:span text:style-name="T1">Au cours d’un premier entretien, je pourrais vous fournir des informations complémentaires et vous montrer ma motivation pour intégrer votre entreprise.</text:span></text:p>
            <text:p text:style-name="P1"><text:span text:style-name="T1"/></text:p>
            <text:p text:style-name="P1"><text:span text:style-name="T1">Dans l'attente de votre réponse, je vous prie d'agréer, Madame, Monsieur, mes salutations les plus respectueuses.</text:span></text:p>
          </draw:text-box>
        </draw:frame>
        <draw:frame draw:style-name="gr2" draw:text-style-name="P3" draw:layer="layout" svg:width="6.447cm" svg:height="1cm" svg:x="2.5cm" svg:y="8.39cm">
          <draw:text-box>
            <text:p text:style-name="P3"><text:span text:style-name="T2">Madame, Monsieur,</text:span></text:p>
          </draw:text-box>
        </draw:frame>
        <draw:frame draw:style-name="gr3" draw:text-style-name="P4" draw:layer="layout" svg:width="8cm" svg:height="0.806cm" svg:x="12cm" svg:y="6.694cm">
          <draw:text-box>
            <text:p><text:span text:style-name="T1">L’Haÿ-les-Roses, le 03 août 2021</text:span></text:p>
          </draw:text-box>
        </draw:frame>
        <draw:frame draw:style-name="gr4" draw:layer="layout" svg:width="11.5cm" svg:height="4.413cm" svg:x="2.5cm" svg:y="1.9cm">
          <draw:text-box>
            <text:p><text:span text:style-name="T3">Franck</text:span></text:p>
            <text:p><text:span text:style-name="T3"><text:tab/></text:span><text:span text:style-name="T3">MICHAUD</text:span></text:p>
            <text:p><text:span text:style-name="T4"/></text:p>
            <text:p><text:span text:style-name="T1">07 84 00 93 14 | </text:span><text:span text:style-name="T1"><text:a xlink:href="mailto:frmi2018@gmail.com">frmi2018@gmail.com</text:a></text:span></text:p>
            <text:p><text:span text:style-name="T1">128 boulevard Paul Vaillant Couturier</text:span></text:p>
            <text:p><text:span text:style-name="T1">L’Hay-les-Roses (94240)</text:span></text:p>
          </draw:text-box>
        </draw:frame>
        <draw:rect draw:style-name="gr5" draw:text-style-name="P5" draw:layer="layout" svg:width="1.5cm" svg:height="27.7cm" svg:x="1cm" svg:y="1cm">
          <text:p/>
        </draw:rect>
        <draw:line draw:style-name="gr6" draw:text-style-name="P5" draw:layer="layout" svg:x1="2cm" svg:y1="4.2cm" svg:x2="11.5cm" svg:y2="4.2cm">
          <text:p/>
        </draw:line>
        <draw:line draw:style-name="gr6" draw:text-style-name="P5" draw:layer="layout" svg:x1="10.5cm" svg:y1="28cm" svg:x2="20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7M9S</meta:editing-duration>
    <meta:editing-cycles>5</meta:editing-cycles>
    <meta:generator>OpenOffice/4.1.7$Win32 OpenOffice.org_project/417m1$Build-9800</meta:generator>
    <dc:date>2021-08-03T10:32:10.69</dc:date>
    <dc:creator>Franck Michaud</dc:creator>
    <meta:document-statistic meta:object-count="7"/>
  </office:meta>
</office:document-meta>
</file>